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43468c3" officeooo:paragraph-rsid="043468c3"/>
    </style:style>
    <style:style style:name="P5" style:family="paragraph" style:parent-style-name="Text_20_body">
      <style:text-properties officeooo:rsid="04545a1c" officeooo:paragraph-rsid="04545a1c"/>
    </style:style>
    <style:style style:name="P6" style:family="paragraph" style:parent-style-name="Text_20_body">
      <style:text-properties officeooo:rsid="0454fc2c" officeooo:paragraph-rsid="0454fc2c"/>
    </style:style>
    <style:style style:name="P7" style:family="paragraph" style:parent-style-name="Text_20_body">
      <style:text-properties officeooo:rsid="0456c9c2" officeooo:paragraph-rsid="0456c9c2"/>
    </style:style>
    <style:style style:name="P8" style:family="paragraph" style:parent-style-name="Text_20_body">
      <style:text-properties officeooo:rsid="045867b6" officeooo:paragraph-rsid="045867b6"/>
    </style:style>
    <style:style style:name="P9" style:family="paragraph" style:parent-style-name="Text_20_body">
      <style:text-properties officeooo:rsid="045b7f0e" officeooo:paragraph-rsid="045b7f0e"/>
    </style:style>
    <style:style style:name="P10" style:family="paragraph" style:parent-style-name="Text_20_body">
      <style:text-properties officeooo:rsid="045c006c" officeooo:paragraph-rsid="045c006c"/>
    </style:style>
    <style:style style:name="P11" style:family="paragraph" style:parent-style-name="Text_20_body">
      <style:text-properties fo:font-style="normal" officeooo:rsid="045c006c" officeooo:paragraph-rsid="045c006c" style:font-style-asian="normal" style:font-style-complex="normal"/>
    </style:style>
    <style:style style:name="P12" style:family="paragraph" style:parent-style-name="Text_20_body">
      <style:text-properties officeooo:rsid="045da5d9" officeooo:paragraph-rsid="045da5d9"/>
    </style:style>
    <style:style style:name="P13" style:family="paragraph" style:parent-style-name="Text_20_body">
      <style:text-properties officeooo:rsid="045f2036" officeooo:paragraph-rsid="045f2036"/>
    </style:style>
    <style:style style:name="P14" style:family="paragraph" style:parent-style-name="Text_20_body">
      <style:text-properties officeooo:rsid="046b43bb" officeooo:paragraph-rsid="046b43bb"/>
    </style:style>
    <style:style style:name="P15" style:family="paragraph" style:parent-style-name="Text_20_body">
      <style:text-properties officeooo:rsid="046d6be0" officeooo:paragraph-rsid="046d6be0"/>
    </style:style>
    <style:style style:name="P16" style:family="paragraph" style:parent-style-name="Text_20_body">
      <style:text-properties officeooo:rsid="04741610" officeooo:paragraph-rsid="04741610"/>
    </style:style>
    <style:style style:name="P17" style:family="paragraph" style:parent-style-name="Text_20_body">
      <style:text-properties officeooo:rsid="04753c57" officeooo:paragraph-rsid="04753c57"/>
    </style:style>
    <style:style style:name="P18" style:family="paragraph" style:parent-style-name="Text_20_body">
      <style:text-properties officeooo:rsid="047562e2" officeooo:paragraph-rsid="047562e2"/>
    </style:style>
    <style:style style:name="P19" style:family="paragraph" style:parent-style-name="Text_20_body">
      <style:text-properties officeooo:rsid="047562e2" officeooo:paragraph-rsid="047bcc16"/>
    </style:style>
    <style:style style:name="P20" style:family="paragraph" style:parent-style-name="Text_20_body">
      <style:text-properties officeooo:rsid="047d5c5f" officeooo:paragraph-rsid="047d5c5f"/>
    </style:style>
    <style:style style:name="P21" style:family="paragraph" style:parent-style-name="Text_20_body">
      <style:text-properties officeooo:rsid="0482e3d3" officeooo:paragraph-rsid="0482e3d3"/>
    </style:style>
    <style:style style:name="P22" style:family="paragraph" style:parent-style-name="Text_20_body">
      <style:text-properties officeooo:rsid="048c0a7e" officeooo:paragraph-rsid="048c0a7e"/>
    </style:style>
    <style:style style:name="P23" style:family="paragraph" style:parent-style-name="Text_20_body">
      <style:text-properties officeooo:rsid="04907e2e" officeooo:paragraph-rsid="04907e2e"/>
    </style:style>
    <style:style style:name="P24" style:family="paragraph" style:parent-style-name="Text_20_body">
      <style:text-properties officeooo:rsid="04925324" officeooo:paragraph-rsid="04925324"/>
    </style:style>
    <style:style style:name="P25" style:family="paragraph" style:parent-style-name="Text_20_body">
      <style:text-properties officeooo:rsid="04931e34" officeooo:paragraph-rsid="04931e34"/>
    </style:style>
    <style:style style:name="P26" style:family="paragraph" style:parent-style-name="Text_20_body">
      <style:text-properties officeooo:rsid="0494c38f" officeooo:paragraph-rsid="0494c38f"/>
    </style:style>
    <style:style style:name="P27" style:family="paragraph" style:parent-style-name="Text_20_body">
      <style:text-properties officeooo:rsid="04959d3a" officeooo:paragraph-rsid="0496e736"/>
    </style:style>
    <style:style style:name="P28" style:family="paragraph" style:parent-style-name="Text_20_body">
      <style:text-properties officeooo:rsid="049b0d0f" officeooo:paragraph-rsid="049b0d0f"/>
    </style:style>
    <style:style style:name="P29" style:family="paragraph" style:parent-style-name="Text_20_body">
      <style:text-properties officeooo:rsid="049caae5" officeooo:paragraph-rsid="049caae5"/>
    </style:style>
    <style:style style:name="P30" style:family="paragraph" style:parent-style-name="Heading_20_3">
      <style:text-properties fo:font-size="16pt" officeooo:rsid="045dad61" officeooo:paragraph-rsid="045dad61" style:font-size-asian="16pt" style:font-size-complex="16pt"/>
    </style:style>
    <style:style style:name="P31" style:family="paragraph" style:parent-style-name="Heading_20_3">
      <style:text-properties fo:font-size="16pt" officeooo:rsid="0467e1d5" officeooo:paragraph-rsid="0467e1d5" style:font-size-asian="16pt" style:font-size-complex="16pt"/>
    </style:style>
    <style:style style:name="P32" style:family="paragraph" style:parent-style-name="Heading_20_2">
      <style:text-properties officeooo:paragraph-rsid="03f4cd97"/>
    </style:style>
    <style:style style:name="P33" style:family="paragraph" style:parent-style-name="Heading_20_2">
      <style:text-properties officeooo:rsid="045b7f0e"/>
    </style:style>
    <style:style style:name="P34" style:family="paragraph" style:parent-style-name="Standard">
      <style:text-properties officeooo:rsid="045f2036" officeooo:paragraph-rsid="045f2036"/>
    </style:style>
    <style:style style:name="P35" style:family="paragraph" style:parent-style-name="Text_20_body">
      <style:paragraph-properties fo:text-align="start" style:justify-single-word="false" style:writing-mode="lr-tb"/>
      <style:text-properties officeooo:rsid="0456c9c2" officeooo:paragraph-rsid="0456c9c2"/>
    </style:style>
    <style:style style:name="P36" style:family="paragraph" style:parent-style-name="Text_20_body">
      <style:paragraph-properties fo:text-align="start" style:justify-single-word="false" style:writing-mode="lr-tb"/>
      <style:text-properties officeooo:rsid="0456c9c2" officeooo:paragraph-rsid="045867b6"/>
    </style:style>
    <style:style style:name="P37" style:family="paragraph" style:parent-style-name="Text_20_body">
      <style:paragraph-properties fo:text-align="start" style:justify-single-word="false" style:writing-mode="lr-tb"/>
      <style:text-properties officeooo:rsid="0456f575" officeooo:paragraph-rsid="045867b6"/>
    </style:style>
    <style:style style:name="P38" style:family="paragraph" style:parent-style-name="Text_20_body">
      <style:paragraph-properties fo:text-align="start" style:justify-single-word="false" style:writing-mode="lr-tb"/>
      <style:text-properties officeooo:rsid="046d6be0" officeooo:paragraph-rsid="04753c57"/>
    </style:style>
    <style:style style:name="P39" style:family="paragraph" style:parent-style-name="Text_20_body">
      <style:paragraph-properties fo:text-align="start" style:justify-single-word="false" style:writing-mode="lr-tb"/>
      <style:text-properties officeooo:rsid="04703bf1" officeooo:paragraph-rsid="04753c57"/>
    </style:style>
    <style:style style:name="P40" style:family="paragraph" style:parent-style-name="Text_20_body">
      <style:paragraph-properties fo:text-align="start" style:justify-single-word="false" style:writing-mode="lr-tb"/>
      <style:text-properties officeooo:rsid="04959d3a" officeooo:paragraph-rsid="0496e736"/>
    </style:style>
    <style:style style:name="P41" style:family="paragraph" style:parent-style-name="Text_20_body">
      <style:paragraph-properties fo:text-align="end" style:justify-single-word="false" style:writing-mode="rl-tb"/>
      <style:text-properties officeooo:rsid="0456c9c2" officeooo:paragraph-rsid="0456c9c2"/>
    </style:style>
    <style:style style:name="P42" style:family="paragraph" style:parent-style-name="Text_20_body">
      <style:paragraph-properties fo:text-align="end" style:justify-single-word="false" style:writing-mode="rl-tb"/>
      <style:text-properties officeooo:rsid="045720c2" officeooo:paragraph-rsid="045720c2"/>
    </style:style>
    <style:style style:name="P43" style:family="paragraph" style:parent-style-name="Text_20_body">
      <style:paragraph-properties fo:text-align="end" style:justify-single-word="false" style:writing-mode="rl-tb"/>
      <style:text-properties officeooo:rsid="045720c2" officeooo:paragraph-rsid="045867b6"/>
    </style:style>
    <style:style style:name="P44" style:family="paragraph" style:parent-style-name="Text_20_body">
      <style:paragraph-properties fo:text-align="end" style:justify-single-word="false" style:writing-mode="rl-tb"/>
      <style:text-properties officeooo:rsid="046d6be0" officeooo:paragraph-rsid="04753c57"/>
    </style:style>
    <style:style style:name="P45" style:family="paragraph" style:parent-style-name="Text_20_body">
      <style:paragraph-properties fo:text-align="end" style:justify-single-word="false" style:writing-mode="rl-tb"/>
      <style:text-properties officeooo:rsid="04703bf1" officeooo:paragraph-rsid="04753c57"/>
    </style:style>
    <style:style style:name="P46" style:family="paragraph" style:parent-style-name="Heading_20_3">
      <style:paragraph-properties fo:text-align="end" style:justify-single-word="false" style:writing-mode="rl-tb"/>
      <style:text-properties fo:font-size="16pt" officeooo:rsid="047336e5" officeooo:paragraph-rsid="0482e3d3" style:font-size-asian="16pt" style:font-size-complex="16pt"/>
    </style:style>
    <style:style style:name="P47" style:family="paragraph" style:parent-style-name="Standard">
      <style:paragraph-properties fo:text-align="end" style:justify-single-word="false" style:writing-mode="rl-tb"/>
      <style:text-properties officeooo:rsid="0496e736" officeooo:paragraph-rsid="0496e736"/>
    </style:style>
    <style:style style:name="P48" style:family="paragraph" style:parent-style-name="Standard">
      <style:paragraph-properties fo:text-align="end" style:justify-single-word="false" style:writing-mode="rl-tb"/>
      <style:text-properties officeooo:rsid="0498cde2" officeooo:paragraph-rsid="0498cde2"/>
    </style:style>
    <style:style style:name="P49"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5f2036" officeooo:paragraph-rsid="045f2036" style:font-size-asian="10.5pt" style:font-weight-asian="normal" style:font-size-complex="12pt"/>
    </style:style>
    <style:style style:name="P50" style:family="paragraph" style:parent-style-name="כותרת_20_ותוכן_7e_LT_7e_Gliederung_20_1">
      <style:text-properties fo:font-size="14pt" officeooo:paragraph-rsid="045f2036" style:font-size-asian="14pt" style:font-size-complex="14pt"/>
    </style:style>
    <style:style style:name="P51" style:family="paragraph" style:parent-style-name="Heading_20_3">
      <style:paragraph-properties fo:text-align="end" style:justify-single-word="false" style:writing-mode="rl-tb"/>
      <style:text-properties fo:font-size="16pt" fo:font-weight="bold" officeooo:rsid="047336e5" officeooo:paragraph-rsid="047336e5" style:font-size-asian="16pt" style:font-weight-asian="bold" style:font-size-complex="16pt" style:font-weight-complex="bold"/>
    </style:style>
    <style:style style:name="P52" style:family="paragraph" style:parent-style-name="Heading_20_1">
      <style:text-properties officeooo:rsid="0453d4d8" officeooo:paragraph-rsid="0453d4d8"/>
    </style:style>
    <style:style style:name="P53" style:family="paragraph" style:parent-style-name="Heading_20_2">
      <style:text-properties fo:font-style="normal" fo:font-weight="normal" officeooo:rsid="048ef0d1" officeooo:paragraph-rsid="048ef0d1" style:font-style-asian="normal" style:font-weight-asian="normal" style:font-style-complex="normal" style:font-weight-complex="normal"/>
    </style:style>
    <style:style style:name="P54" style:family="paragraph" style:parent-style-name="Heading_20_2">
      <style:text-properties fo:font-style="normal" fo:font-weight="normal" officeooo:rsid="04948ff4" officeooo:paragraph-rsid="04948ff4" style:font-style-asian="normal" style:font-weight-asian="normal" style:font-style-complex="normal" style:font-weight-complex="normal"/>
    </style:style>
    <style:style style:name="P55" style:family="paragraph" style:parent-style-name="Heading_20_2">
      <style:text-properties fo:font-style="normal" fo:font-weight="normal" officeooo:rsid="049b0d0f" officeooo:paragraph-rsid="049b0d0f" style:font-style-asian="normal" style:font-weight-asian="normal" style:font-style-complex="normal" style:font-weight-complex="normal"/>
    </style:style>
    <style:style style:name="P56" style:family="paragraph" style:parent-style-name="Heading_20_2">
      <style:text-properties fo:font-style="normal" fo:font-weight="normal" officeooo:rsid="049b9f95" officeooo:paragraph-rsid="049b9f95" style:font-style-asian="normal" style:font-weight-asian="normal" style:font-style-complex="normal" style:font-weight-complex="normal"/>
    </style:style>
    <style:style style:name="P57" style:family="paragraph" style:parent-style-name="Text_20_body" style:list-style-name="L1">
      <style:text-properties officeooo:rsid="04545a1c" officeooo:paragraph-rsid="04545a1c"/>
    </style:style>
    <style:style style:name="P58" style:family="paragraph" style:parent-style-name="Text_20_body" style:list-style-name="L2">
      <style:text-properties officeooo:rsid="0454fc2c" officeooo:paragraph-rsid="0454fc2c"/>
    </style:style>
    <style:style style:name="P59" style:family="paragraph" style:parent-style-name="Text_20_body" style:list-style-name="L3">
      <style:text-properties officeooo:rsid="045b7f0e" officeooo:paragraph-rsid="045b7f0e"/>
    </style:style>
    <style:style style:name="P60" style:family="paragraph" style:parent-style-name="Text_20_body" style:list-style-name="L4">
      <style:text-properties fo:font-style="normal" officeooo:rsid="04658c1d" officeooo:paragraph-rsid="04658c1d" style:font-style-asian="normal" style:font-style-complex="normal"/>
    </style:style>
    <style:style style:name="P61" style:family="paragraph" style:parent-style-name="Text_20_body">
      <style:text-properties fo:font-style="normal" fo:font-weight="normal" officeooo:rsid="047eb601" officeooo:paragraph-rsid="047f9d9c" style:font-style-asian="normal" style:font-weight-asian="normal" style:font-style-complex="normal" style:font-weight-complex="normal"/>
    </style:style>
    <style:style style:name="P62" style:family="paragraph" style:parent-style-name="Text_20_body">
      <style:text-properties fo:font-style="normal" fo:font-weight="normal" officeooo:rsid="048c0a7e" officeooo:paragraph-rsid="048c0a7e" style:font-style-asian="normal" style:font-weight-asian="normal" style:font-style-complex="normal" style:font-weight-complex="normal"/>
    </style:style>
    <style:style style:name="P63" style:family="paragraph" style:parent-style-name="Text_20_body" style:list-style-name="L5">
      <style:text-properties officeooo:rsid="046b43bb" officeooo:paragraph-rsid="046b43bb"/>
    </style:style>
    <style:style style:name="P64" style:family="paragraph" style:parent-style-name="Text_20_body" style:list-style-name="L6">
      <style:text-properties officeooo:paragraph-rsid="04787619"/>
    </style:style>
    <style:style style:name="P65" style:family="paragraph" style:parent-style-name="Text_20_body" style:list-style-name="L6">
      <style:text-properties officeooo:rsid="047eb601" officeooo:paragraph-rsid="047f9d9c"/>
    </style:style>
    <style:style style:name="P66" style:family="paragraph" style:parent-style-name="Text_20_body" style:list-style-name="L7">
      <style:text-properties officeooo:rsid="0482e3d3" officeooo:paragraph-rsid="0482e3d3"/>
    </style:style>
    <style:style style:name="P67" style:family="paragraph" style:parent-style-name="Text_20_body">
      <style:text-properties officeooo:rsid="0482e3d3" officeooo:paragraph-rsid="04a04640"/>
    </style:style>
    <style:style style:name="P68" style:family="paragraph" style:parent-style-name="Text_20_body" style:list-style-name="L8">
      <style:text-properties officeooo:rsid="049b0d0f" officeooo:paragraph-rsid="049b0d0f"/>
    </style:style>
    <style:style style:name="P69" style:family="paragraph" style:parent-style-name="Text_20_body" style:list-style-name="L9">
      <style:text-properties officeooo:paragraph-rsid="03f4cd97"/>
    </style:style>
    <style:style style:name="P70" style:family="paragraph" style:parent-style-name="Text_20_body" style:list-style-name="L9">
      <style:text-properties officeooo:rsid="045da5d9" officeooo:paragraph-rsid="045da5d9"/>
    </style:style>
    <style:style style:name="P71" style:family="paragraph" style:parent-style-name="Text_20_body" style:list-style-name="L9">
      <style:text-properties officeooo:rsid="049a3a55" officeooo:paragraph-rsid="049a3a55"/>
    </style:style>
    <style:style style:name="P72" style:family="paragraph" style:parent-style-name="Text_20_body" style:list-style-name="L9">
      <style:text-properties officeooo:rsid="049f3e87" officeooo:paragraph-rsid="049f3e87"/>
    </style:style>
    <style:style style:name="P73" style:family="paragraph" style:parent-style-name="Text_20_body" style:list-style-name="L10">
      <style:text-properties officeooo:paragraph-rsid="04a04640"/>
    </style:style>
    <style:style style:name="P74" style:family="paragraph" style:parent-style-name="Text_20_body" style:list-style-name="L10">
      <style:text-properties officeooo:rsid="04a04640" officeooo:paragraph-rsid="04a04640"/>
    </style:style>
    <style:style style:name="T1" style:family="text">
      <style:text-properties fo:font-weight="bold" style:font-weight-asian="bold" style:font-weight-complex="bold"/>
    </style:style>
    <style:style style:name="T2" style:family="text">
      <style:text-properties fo:font-weight="bold" officeooo:rsid="04753c57" style:font-weight-asian="bold" style:font-weight-complex="bold"/>
    </style:style>
    <style:style style:name="T3" style:family="text">
      <style:text-properties fo:font-weight="bold" officeooo:rsid="047562e2" style:font-weight-asian="bold" style:font-weight-complex="bold"/>
    </style:style>
    <style:style style:name="T4" style:family="text">
      <style:text-properties fo:font-weight="bold" officeooo:rsid="0477dd1d" style:font-weight-asian="bold" style:font-weight-complex="bold"/>
    </style:style>
    <style:style style:name="T5" style:family="text">
      <style:text-properties officeooo:rsid="033bd0c4"/>
    </style:style>
    <style:style style:name="T6" style:family="text">
      <style:text-properties officeooo:rsid="0453d4d8"/>
    </style:style>
    <style:style style:name="T7" style:family="text">
      <style:text-properties officeooo:rsid="0456f575"/>
    </style:style>
    <style:style style:name="T8" style:family="text">
      <style:text-properties officeooo:rsid="045867b6"/>
    </style:style>
    <style:style style:name="T9" style:family="text">
      <style:text-properties fo:font-style="italic" style:font-style-asian="italic" style:font-style-complex="italic"/>
    </style:style>
    <style:style style:name="T10" style:family="text">
      <style:text-properties fo:color="#0000ff" style:font-name="Consolas"/>
    </style:style>
    <style:style style:name="T11" style:family="text">
      <style:text-properties fo:color="#0000ff" style:font-name="Consolas" officeooo:rsid="045f2036"/>
    </style:style>
    <style:style style:name="T12" style:family="text">
      <style:text-properties fo:color="#0000ff" style:font-name="Consolas" fo:font-size="12pt" style:font-size-asian="12pt" style:font-size-complex="12pt"/>
    </style:style>
    <style:style style:name="T13" style:family="text">
      <style:text-properties style:font-name="Consolas"/>
    </style:style>
    <style:style style:name="T14" style:family="text">
      <style:text-properties style:font-name="Consolas" officeooo:rsid="045f2036"/>
    </style:style>
    <style:style style:name="T15" style:family="text">
      <style:text-properties style:font-name="Consolas" officeooo:rsid="04617c27"/>
    </style:style>
    <style:style style:name="T16" style:family="text">
      <style:text-properties style:font-name="Consolas" officeooo:rsid="0469c28e"/>
    </style:style>
    <style:style style:name="T17" style:family="text">
      <style:text-properties style:font-name="Consolas" fo:font-size="28pt" style:font-size-asian="28pt"/>
    </style:style>
    <style:style style:name="T18" style:family="text">
      <style:text-properties style:font-name="Consolas" fo:font-size="12pt" style:font-size-asian="12pt" style:font-size-complex="12pt"/>
    </style:style>
    <style:style style:name="T19" style:family="text">
      <style:text-properties officeooo:rsid="04612a77"/>
    </style:style>
    <style:style style:name="T20" style:family="text">
      <style:text-properties officeooo:rsid="04667578"/>
    </style:style>
    <style:style style:name="T21" style:family="text">
      <style:text-properties officeooo:rsid="046c13da"/>
    </style:style>
    <style:style style:name="T22" style:family="text">
      <style:text-properties officeooo:rsid="046e6829"/>
    </style:style>
    <style:style style:name="T23" style:family="text">
      <style:text-properties officeooo:rsid="046fca8a"/>
    </style:style>
    <style:style style:name="T24" style:family="text">
      <style:text-properties officeooo:rsid="04717f92"/>
    </style:style>
    <style:style style:name="T25" style:family="text">
      <style:text-properties officeooo:rsid="04753c57"/>
    </style:style>
    <style:style style:name="T26" style:family="text">
      <style:text-properties officeooo:rsid="047562e2"/>
    </style:style>
    <style:style style:name="T27" style:family="text">
      <style:text-properties fo:font-weight="normal" style:font-weight-asian="normal" style:font-weight-complex="normal"/>
    </style:style>
    <style:style style:name="T28" style:family="text">
      <style:text-properties fo:font-weight="normal" officeooo:rsid="0477dd1d" style:font-weight-asian="normal" style:font-weight-complex="normal"/>
    </style:style>
    <style:style style:name="T29" style:family="text">
      <style:text-properties fo:font-weight="normal" officeooo:rsid="0479207a" style:font-weight-asian="normal" style:font-weight-complex="normal"/>
    </style:style>
    <style:style style:name="T30" style:family="text">
      <style:text-properties fo:font-weight="normal" officeooo:rsid="047bcc16" style:font-weight-asian="normal" style:font-weight-complex="normal"/>
    </style:style>
    <style:style style:name="T31" style:family="text">
      <style:text-properties fo:font-weight="normal" officeooo:rsid="0478bbc3" style:font-weight-asian="normal" style:font-weight-complex="normal"/>
    </style:style>
    <style:style style:name="T32" style:family="text">
      <style:text-properties officeooo:rsid="047bcc16"/>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477dd1d" style:font-style-asian="normal" style:font-weight-asian="normal" style:font-style-complex="normal" style:font-weight-complex="normal"/>
    </style:style>
    <style:style style:name="T35" style:family="text">
      <style:text-properties fo:font-style="normal" fo:font-weight="normal" officeooo:rsid="04787619" style:font-style-asian="normal" style:font-weight-asian="normal" style:font-style-complex="normal" style:font-weight-complex="normal"/>
    </style:style>
    <style:style style:name="T36" style:family="text">
      <style:text-properties fo:font-style="normal" fo:font-weight="normal" officeooo:rsid="047f9d9c" style:font-style-asian="normal" style:font-weight-asian="normal" style:font-style-complex="normal" style:font-weight-complex="normal"/>
    </style:style>
    <style:style style:name="T37" style:family="text">
      <style:text-properties fo:font-style="normal" fo:font-weight="normal" officeooo:rsid="0482e3d3" style:font-style-asian="normal" style:font-weight-asian="normal" style:font-style-complex="normal" style:font-weight-complex="normal"/>
    </style:style>
    <style:style style:name="T38" style:family="text">
      <style:text-properties fo:font-style="normal" fo:font-weight="normal" officeooo:rsid="048c0a7e" style:font-style-asian="normal" style:font-weight-asian="normal" style:font-style-complex="normal" style:font-weight-complex="normal"/>
    </style:style>
    <style:style style:name="T39" style:family="text">
      <style:text-properties fo:font-style="normal" fo:font-weight="normal" officeooo:rsid="048d8243"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482e3d3"/>
    </style:style>
    <style:style style:name="T42" style:family="text">
      <style:text-properties officeooo:rsid="04842f4d"/>
    </style:style>
    <style:style style:name="T43" style:family="text">
      <style:text-properties officeooo:rsid="049131e7"/>
    </style:style>
    <style:style style:name="T44" style:family="text">
      <style:text-properties fo:color="#008000" style:font-name="Consolas" fo:font-size="28pt" style:font-size-asian="28pt"/>
    </style:style>
    <style:style style:name="T45" style:family="text">
      <style:text-properties fo:color="#800080" style:font-name="Consolas" fo:font-size="12pt" style:font-size-asian="12pt" style:font-size-complex="12pt"/>
    </style:style>
    <style:style style:name="T46" style:family="text">
      <style:text-properties officeooo:rsid="049a3a55"/>
    </style:style>
    <style:style style:name="T47" style:family="text">
      <style:text-properties officeooo:rsid="04a0464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ירושה</text:h>
      <text:p text:style-name="P5">ירושה בשפת ++C עובדת, בגדול, באופן דומה ל-Java. שני הבדלים חשובים הם:</text:p>
      <text:list xml:id="list2460061988709977710" text:style-name="L1">
        <text:list-item>
          <text:p text:style-name="P57">אין ממשקים.</text:p>
        </text:list-item>
        <text:list-item>
          <text:p text:style-name="P57">יש ירושה מרובה - מחלקה אחת יכולה לרשת כמה מחלקות.</text:p>
        </text:list-item>
      </text:list>
      <text:p text:style-name="P5"><text:span text:style-name="T1">הערה על ג'אבה</text:span>: בג'אבה, הממשקים ממלאים את התפקיד של ירושה - מחלקה אחת יכולה אמנם לרשת רק מחלקה אחת, אבל לממש אפס או יותר ממשקים. מג'אבה 8 ומעלה, ממשקים יכולים לכלול גם מימושים של שיטות, כך שזה מאפשר ירושה מרובה כמעט כמו ב-++C. ההבדל היחיד שנשאר הוא שבג'אבה אי-אפשר לעשות ירושה מרובה של שדות. אבל האפשרות הזאת ממילא לא מאד שימושית.</text:p>
      <text:p text:style-name="P6">למה בכלל משתמשים בירושה? [תזכורת]</text:p>
      <text:list xml:id="list1571699054403051371" text:style-name="L2">
        <text:list-item>
          <text:p text:style-name="P58">כדי שהתוכנית שלנו תשקף את המציאות: ירושה מבטאת קשר של "is-a" -- "הוא סוג של". <text:s text:c="2"/>למשל, אם המחלקה של "מנהל" יורשת את המחלקה של "עובד", זה מעביר את המסר של "מנהל הוא סוג של עובד".</text:p>
        </text:list-item>
        <text:list-item>
          <text:p text:style-name="P58">כדי להשיג פולימורפיזם בזמן ריצה - ע"י החלפת שיטות (overriding). <text:s text:c="2"/>בניגוד לפולימורפיזם בזמן קומפילציה שמשיגים ע"י העמסת שיטות (overloading).</text:p>
        </text:list-item>
      </text:list>
      <text:p text:style-name="P6"/>
      <text:p text:style-name="Heading_20_2">איך זה עובד?</text:p>
      <text:p text:style-name="P7">נניח שהגדרנו מחלקה המייצגת <text:span text:style-name="T8">עובד</text:span>:</text:p>
      <text:p text:style-name="P35">class <text:span text:style-name="T8">Employer</text:span> { </text:p>
      <text:p text:style-name="P35"><text:s text:c="4"/>string _name;</text:p>
      <text:p text:style-name="P35"><text:s text:c="4"/>int _id;</text:p>
      <text:p text:style-name="P35">public:</text:p>
      <text:p text:style-name="P35"><text:s text:c="4"/>Person(string name);</text:p>
      <text:p text:style-name="P35"><text:s text:c="4"/>string getName();</text:p>
      <text:p text:style-name="P35"><text:s text:c="4"/>string getId(); <text:s text:c="2"/>// ... </text:p>
      <text:p text:style-name="P35">}</text:p>
      <text:p text:style-name="P41">ואנחנו רוצים להגדיר גם מחלקה המייצגת מתכנת. אפשר להגדיר אותה כך:</text:p>
      <text:p text:style-name="P36">class Programmer: <text:span text:style-name="T7">public Employer</text:span> {</text:p>
      <text:p text:style-name="P35"><text:s text:c="3"/><text:span text:style-name="T7">string _company;</text:span></text:p>
      <text:p text:style-name="P37"><text:s text:c="3"/>Programmer(string name, string company): <text:span text:style-name="T8">Employer</text:span>(name), _company(company) {}</text:p>
      <text:p text:style-name="P35">}</text:p>
      <text:p text:style-name="P43">עכשיו לעצם מסוג Programmer יש גישה לשיטות של <text:span text:style-name="T8">Employer</text:span> - getName, getId.</text:p>
      <text:p text:style-name="P42"/>
      <text:p text:style-name="P30">שדות מוגנים</text:p>
      <text:p text:style-name="P8">כפי שהגדרנו את המחלקה <text:s/>Employer, המחלקה היורשת Programmer לא יכולה לגשת לשדות הפרטיים שלה - _name, _id. <text:s/>במקרים רבים זה הגיוני, אבל אם רוצים לשנות את זה - המחלקה Employer צריכה להגדיר את השדות האלה כ-protected - להוסיף "protected" ונקודתיים לפני הגדרת המשתנים.</text:p>
      <text:p text:style-name="P8"/>
      <text:p text:style-name="P33">בניה ופירוק</text:p>
      <text:p text:style-name="P10"><text:span text:style-name="T1">הבנאים</text:span> לא עוברים בירושה: אם למחלקה Employer יש כמה בנאים, ולא הגדרנו שום בנאי למחלקה Programmer - אז למחלקה Programmer יש רק בנאי בלי פרמטרים - היא לא יורשת את הבנאים של Employer.</text:p>
      <text:p text:style-name="P9">כשבונים עצם ממחלקה מסויימת, חייבים קודם לבנות עצם מהמחלקה המורישה (למעשה, יש עצם נסתר מהמחלקה המורישה בתוך המחלקה היורשת). <text:s text:c="2"/>איך עושים את זה?</text:p>
      <text:list xml:id="list9089572109820134837" text:style-name="L3">
        <text:list-item>
          <text:p text:style-name="P59">אפשרות אחת היא לקרוא בפירוש לבנאי של המחלקה המורישה ברשימת האיתחול.</text:p>
        </text:list-item>
        <text:list-item>
          <text:p text:style-name="P59">אם לא קוראים בפירוש לבנאי של המחלקה המורישה - הקומפיילר יקרא אוטומטית לבנאי בלי פרמטרים, אם קיים <text:span text:style-name="T9">(מה יקרה אם אין?)</text:span></text:p>
        </text:list-item>
      </text:list>
      <text:p text:style-name="P11"><text:span text:style-name="T1">המפרק </text:span>גם-כן לא עובר בירושה. כשעצם מהמחלקה Programmer מתפרק, הקומפיילר מפרק אותו ואחר-כך קורא למפרק של Employer באופן אוטומטי.</text:p>
      <text:list xml:id="list6136418580615640244" text:style-name="L4">
        <text:list-item>
          <text:p text:style-name="P60">שימו לב - סדר הבניה הוא מהמוריש ליורש; <text:s text:c="2"/>סדר הפירוק הוא מהיורש למוריש (כמו <text:span text:style-name="T20">בהרכבה</text:span>).<text:span text:style-name="T22"> דוגמה בתיקיה 1.</text:span></text:p>
        </text:list-item>
      </text:list>
      <text:p text:style-name="P11"><text:span text:style-name="T1">אופרטור השמה</text:span> - טכנית עובר בירושה, אבל מעשית - אי אפשר להתשתמש באופרטור-השמה של המחלקה המורישה, כי הקומפיילר יוצר אוטומטית אופרטור-השמה חדש שמסתיר אותו.</text:p>
      <text:p text:style-name="P11"/>
      <text:p text:style-name="P30">ירושה ציבורית, מוגנת ופרטית</text:p>
      <text:p text:style-name="P13">כשכותבים מחלקה יורשת, ניתן להגדיר בקרת-גישה למחלקה המורישה:</text:p>
      <text:p text:style-name="P50"><text:span text:style-name="T11">class</text:span><text:span text:style-name="T14"> Programmer : </text:span><text:span text:style-name="T11">public</text:span><text:span text:style-name="T14"> Employee<text:line-break/></text:span><text:span text:style-name="T11">class</text:span><text:span text:style-name="T14"> Programmer : </text:span><text:span text:style-name="T11">protected </text:span><text:span text:style-name="T14">Employee<text:line-break/></text:span><text:span text:style-name="T10">class</text:span><text:span text:style-name="T13"> Programmer : </text:span><text:span text:style-name="T10">private </text:span><text:span text:style-name="T14">Employee</text:span><text:span text:style-name="T15"> <text:s text:c="3"/>// </text:span><text:span text:style-name="T16">this is the </text:span><text:span text:style-name="T15">default</text:span></text:p>
      <text:p text:style-name="P49">כדי להבין מה זה אומר, נזכור שבאופן טכני, ירושה מתבצעת ע"י יצירת שדה מהסוג של המחלקה המורישה, בתוך המחלקה היורשת.</text:p>
      <text:p text:style-name="P49">בדיוק כמו כל שאר השדות, גם השדה הזה יכול להיות ציבורי, מוגן או פרטי.</text:p>
      <text:p text:style-name="P49">ברירת המחדל כשמחלקה יורשת מחלקה אחרת היא private - בדיוק כמו שדות רגילים. <text:s/>אבל במצב זה, אין אפשרות לעצם מחוץ למחלקה, להשתמש בשיטות של המחלקה המורישה.<text:span text:style-name="T19"> <text:s text:c="3"/>במצב רגיל </text:span>אנחנו מעדיפים שהירושה תהיה public<text:span text:style-name="T19">, ויש לציין זאת בפירוש.</text:span></text:p>
      <text:p text:style-name="P34"/>
      <text:p text:style-name="P31">החלפה - overriding</text:p>
      <text:p text:style-name="P14">במחלקה יורשת, אם נגדיר שיטה שהחתימה שלה זהה לשיטה הקיימת כבר במחלקה המורישה, אז השיטה שהגדרנו תחליף את השיטה שירשנו. <text:span text:style-name="T21">למשל, אם המחלקה Employee מגדירה שיטה output, והמחלקה Programmer יורשת אותה ומגדירה שיטה output עם חתימה זהה - אז עצמים מסוג Programmer ישתמשו בשיטה המחליפה.</text:span></text:p>
      <text:list xml:id="list2326927291768373008" text:style-name="L5">
        <text:list-item>
          <text:p text:style-name="P63">שימו לב - החתימה של השיטה המחליפה חייבת להיות זהה לגמרי - כולל ה-const - אחרת זו לא תהיה החלפה אלא העמסה.<text:span text:style-name="T42"> כדי שהקומפיילר יוודא עבורנו שדייקנו בחתימה, ניתן להשתמש במילת-המפתח override (דומה לתג @Override בג'אבה).</text:span></text:p>
        </text:list-item>
      </text:list>
      <text:p text:style-name="P15">אם רוצים להשתמש בשיטה של המחלקה המורישה מתוך המחלקה היורשת - כותבים את שם המחלקה המורישה, ארבע נקודות, ושם השיטה. למשל, מתוך השיטה output של Programmer כותבים:</text:p>
      <text:p text:style-name="P38"><text:span text:style-name="T21">Employee</text:span>::output<text:span text:style-name="T24">(...)</text:span></text:p>
      <text:p text:style-name="P44">כדי לגשת לשיטה שירשנו מ-<text:span text:style-name="T21">Employee </text:span>.<text:span text:style-name="T23"> דוגמה בתיקיה 2.</text:span></text:p>
      <text:p text:style-name="P45">ניתן גם לגשת לאופרטורים שירשנו. למשל, אם כותבים אופרטור השמה (=) ב-Programmer ורוצים לגשת לזה של <text:span text:style-name="T21">Employee</text:span>, כותבים:</text:p>
      <text:p text:style-name="P39"><text:span text:style-name="T21">Employee</text:span>::operator=<text:span text:style-name="T24">(...)</text:span></text:p>
      <text:p text:style-name="P51"><text:span text:style-name="T41">שיטות</text:span> וירטואליות</text:p>
      <text:p text:style-name="P16">ברירת-<text:span text:style-name="T25">ה</text:span>מחדל<text:span text:style-name="T25"> ב-++C היא</text:span>, <text:span text:style-name="T25">שהקומפיילר בוחר איזו שיטה להריץ, לפי </text:span><text:span text:style-name="T2">סוג המשתנה בזמן הקומפילציה</text:span><text:span text:style-name="T25">.</text:span></text:p>
      <text:p text:style-name="P17">למשל, אם הגדרנו עצם מסוג Programmer<text:span text:style-name="T26">, ואז שמנו עליו </text:span>רפרנס או מצביע מסוג Person<text:span text:style-name="T26">, אז הקומפיילר יבחר את </text:span><text:span text:style-name="T3">השיטה של Person</text:span><text:span text:style-name="T26"> ולא את השיטה המחליפה (דוגמה בתיקיה 2). <text:s/></text:span></text:p>
      <text:p text:style-name="P18">זה מנוגד לג'אבה - בג'אבה השיטה נבחרת לפי <text:span text:style-name="T1">סוג העצם בזמן ריצה</text:span>. </text:p>
      <text:p text:style-name="P19">אם רוצים לקבל ב++C את אותה התנהגות של ג'אבה, צריך להגדיר את השיטות הרלבנטיות כ<text:span text:style-name="T1">וירטואליות</text:span> - <text:span text:style-name="T32">בעזרת </text:span>במילת המפתח <text:span text:style-name="T1">virtual</text:span><text:span text:style-name="T30">. <text:s/></text:span><text:span text:style-name="T28">כ</text:span><text:span text:style-name="T31">שמסמנים שיטה כוירטואלית במחלקת-הבסיס, הקומפיילר </text:span><text:span text:style-name="T29">יבחר את השיטה </text:span><text:span text:style-name="T30">בכל המחלקות היורשות ממנה </text:span><text:span text:style-name="T29">לפי סוג העצם בזמן ריצה</text:span><text:span text:style-name="T4"> </text:span><text:span text:style-name="T28">(דוגמה בתיקיה 2).</text:span></text:p>
      <text:p text:style-name="P20"><text:span text:style-name="T4">ה</text:span><text:span text:style-name="T1">ערות</text:span><text:span text:style-name="T27">:</text:span></text:p>
      <text:list xml:id="list643214461845934374" text:style-name="L6">
        <text:list-item>
          <text:p text:style-name="P64"><text:span text:style-name="T34">כל שיטה המוגדרת כוירטואלית במחלקת-הבסיס, היא וירטואלית </text:span><text:span text:style-name="T35">באופן </text:span><text:span text:style-name="T34">אוטומטי גם בכל המחלקות היורשות ממנה. עם זאת, מקובל לסמן גם את השיטות במחלקות היורשות כ-virtual כדי שהקוד יהיה ברור יותר.</text:span></text:p>
        </text:list-item>
        <text:list-item>
          <text:p text:style-name="P65"><text:span text:style-name="T34">א</text:span><text:span text:style-name="T33">ם יוצרים עצם מסוג הבסיס ו</text:span><text:span text:style-name="T40">מעתיקים</text:span><text:span text:style-name="T33"> לתוכו עצם מהסוג היורש, העצם החדש הוא מסוג הבסיס, ולכן גם אם השיטה היא וירטואלית, הקומפיילר יקרא לשיטה של מחלקת הבסיס</text:span><text:span text:style-name="T36">. <text:s/>כדי ליהנות מהיתרונות של שיטות וירטואליות, צריך להשתמש ברפרנס או בפוינטר </text:span><text:span text:style-name="T33"><text:s/>(דוגמה בתיקיה 2).</text:span></text:p>
        </text:list-item>
      </text:list>
      <text:p text:style-name="P61"/>
      <text:p text:style-name="P46"><text:span text:style-name="T37">קריאה לשיטות</text:span><text:span text:style-name="T33"> וירטואליות</text:span><text:span text:style-name="T37"> משיטות אחרות</text:span></text:p>
      <text:p text:style-name="P21">אם שיטה f מוגדרת כוירטואלית במחלקת הבסיס, ושיטה g במחלקת הבסיס קוראת לה - אז הגירסה של שיטה f שתיקרא בפועל תלויה בסוג <text:span text:style-name="T1">העצם</text:span> בזמן ריצה. <text:s/>יש לזה שני יוצאי-דופן:</text:p>
      <text:list xml:id="list150474803166965732" text:style-name="L7">
        <text:list-item>
          <text:p text:style-name="P66">אם השיטה g היא בנאי של מחלקת-הבסיס.</text:p>
        </text:list-item>
        <text:list-item>
          <text:p text:style-name="P66">אם השיטה g היא מפרק של מחלקת-הבסיס.</text:p>
        </text:list-item>
      </text:list>
      <text:p text:style-name="P67">בשני המקרים האלה, שיטה f שתיקרא בפועל היא זו של מחלקת <text:span text:style-name="T1">הבסיס</text:span>. <text:span text:style-name="T47">מדוע</text:span>? <text:span text:style-name="T47">בגלל סדר הבניה והפירוק: </text:span></text:p>
      <text:list xml:id="list3507892038843228653" text:style-name="L10">
        <text:list-item>
          <text:p text:style-name="P73"><text:span text:style-name="T47">כשבונים את מחלקת הבסיס - המחלקה היורשת עדיין לא בנויה ולכן מסוכן לקרוא לשיטות שלה - אולי יש שדות חשובים שעדיין לא מאותחלים.</text:span></text:p>
        </text:list-item>
        <text:list-item>
          <text:p text:style-name="P74">כשמפרקים את מחלקת הבסיס - המחלקה היורשת כבר מפורקת, ולכן שוב מסוכן לקרוא לשיטות שלה - אולי יש שדות חשובים שכבר נמחקו.</text:p>
        </text:list-item>
      </text:list>
      <text:p text:style-name="P67"/>
      <text:p text:style-name="Heading_20_2"><text:span text:style-name="T33">מימוש </text:span><text:span text:style-name="T37">ש</text:span><text:span text:style-name="T33">יטות וירטואליות - מה קורה מאחרי הקלעים?</text:span></text:p>
      <text:p text:style-name="Text_20_body"><text:span text:style-name="T38">כ</text:span><text:span text:style-name="T33">ש</text:span><text:span text:style-name="T38">כותבים שיטה וירטואלית - איך המחשב יודע לאיזו גירסה לקרוא?</text:span></text:p>
      <text:p text:style-name="P22"><text:span text:style-name="T33">- עבור כל מחלקה עם שיטות וירטואליות, מוגדרת </text:span><text:span text:style-name="T40">טבלת שיטות וירטואליות</text:span><text:span text:style-name="T33">. הטבלה הזאת היא למעשה מערך של מצביעים לפונקציות. עבור כל פונקציה וירטואלית, יש בטבלה הזאת מצביע למימוש שלה בפועל.</text:span></text:p>
      <text:p text:style-name="P62">- בכל עצם מהמחלקה, יש מצביע לטבלת השיטות הוירטואליות. </text:p>
      <text:p text:style-name="P22"><text:span text:style-name="T33">- כשאנחנו כותבים קוד שקורא לשיטה וירטואלית, הקומפיילר למעשה כותב קוד שקורא את המצביע לטבלת השיטות הוירטואליות</text:span><text:span text:style-name="T39"> מהעצם שנמצא בזיכרון</text:span><text:span text:style-name="T33">, הולך לכניסה המתאימה בטבלה (לפי שם הפונקציה שקראנו לה), ומפעיל את המימוש המתאים.</text:span></text:p>
      <text:p text:style-name="P25"><text:span text:style-name="T40">שימו לב</text:span><text:span text:style-name="T33">: בשפת ++C, בניגוד לג'אבה, אפשר לבחור איזה שיטות יהיו וירטואליות ואיזה לא. הבחירה תלויה באופן שבו אנחנו רוצים להשתמש בשיטות. שיטה לא וירטואלית היא מהירה יותר וגם חסכונית יותר בזיכרון, אבל שיטה וירטואלית מאפשרת פולימורפיזם.</text:span></text:p>
      <text:p text:style-name="P53">מפרקים וירטואליים</text:p>
      <text:p text:style-name="P23">מפרק הוא שיטה - בדיוק כמו כל שיטה אחרת. כברירת-מחדל, המפרק הוא <text:span text:style-name="T1">סטטי</text:span>. לכן, אם אנחנו מגדירים מצביע מסוג Base ומאתחלים אותו עם עצם מסוג Derived ואז מוחקים - הקומפיילר יקרא למפרק של <text:span text:style-name="T1">Base</text:span>.</text:p>
      <text:p text:style-name="P23">בדרך-כלל זה לא מה שאנחנו רוצים, ולכן חשוב להגדיר את המפרק כוירטואלי<text:span text:style-name="T43"> במחלקת-הבסיס.</text:span></text:p>
      <text:p text:style-name="P24">כשמגדירים מפרק וירטואלי במחלקת-בסיס, כל המחלקות היורשות ממנה חייבות להגדיר מפרק.</text:p>
      <text:p text:style-name="P54">שיטות וירטואליות טהורות</text:p>
      <text:p text:style-name="P26">לפעמים רוצים להגדיר מחלקה מופשטת, שאין עצמים השייכים אליה ישירות. למשל Shape. אנחנו רוצים שהמתכנתים שישתמשו בחבילה שלנו, לא יגדירו עצם מסוג Shape, אלא יגדירו מחלקות שיורשות את Shape (כגון Circle, Square...) ויממשו את הפונקציה draw בהתאם. </text:p>
      <text:p text:style-name="P27">דרך אפשרית לעשות זאת היא להגדיר את השיטה draw כשיטה וירטואלית טהורה - בלי מימוש:</text:p>
      <text:p text:style-name="P40"><text:span text:style-name="T44"><text:tab/></text:span><text:span text:style-name="T12">virtual</text:span><text:span text:style-name="T18"> </text:span><text:span text:style-name="T12">void</text:span><text:span text:style-name="T18"> draw() </text:span><text:span text:style-name="T12">const </text:span><text:span text:style-name="T18">= </text:span><text:span text:style-name="T45">0</text:span><text:span text:style-name="T18">;</text:span><text:span text:style-name="T17"> </text:span></text:p>
      <text:p text:style-name="P47">התוספת "=0" אומרת לקומפיילר שהשיטה הזאת היא מופשטת (כמו abstract בג'אבה), אין לה מימוש, חייבים לממש אותה במחלקות יורשות.</text:p>
      <text:p text:style-name="P47"/>
      <text:p text:style-name="P48">אפשר להגדיר מחלקה שיש בה <text:span text:style-name="T1">רק</text:span> שיטות וירטואליות טהורות. מחלקה כזאת היא המקבילה ב++C לממשק (interface) בג'אבה.</text:p>
      <text:p text:style-name="Text_20_body"/>
      <text:p text:style-name="P55">החלפת שיטות פרטיות</text:p>
      <text:p text:style-name="P28">כפי שלמדנו למעלה, אם שיטה המוגדרת כפרטית (private) במחלקת הבסיס, המחלקות היורשות לא יכולות להשתמש בה.</text:p>
      <text:p text:style-name="P28">אבל, המחלקות היורשות עדיין יכולות להחליף אותה - וזה שימושי במיוחד אם השיטה הזאת היא וירטואלית.</text:p>
      <text:p text:style-name="P28">לכן, יש מחלקות-בסיס המוגדרות באופן הבא:</text:p>
      <text:list xml:id="list6877769179300708901" text:style-name="L8">
        <text:list-item>
          <text:p text:style-name="P68">שיטות ציבוריות לא וירטואליות - מגדירות את הממשק הציבורי של המחלקה.</text:p>
        </text:list-item>
        <text:list-item>
          <text:p text:style-name="P68">שיטות פרטיות וירטואליות-טהורות - מגדירות את פרטי-המימוש של המחלקה.</text:p>
        </text:list-item>
      </text:list>
      <text:p text:style-name="P28">המחלקות היורשות חייבות לממש את השיטות הוירטואליות-הטהורות הפרטיות, אך אינן יכולות לקרוא להן.</text:p>
      <text:p text:style-name="P28"/>
      <text:p text:style-name="P56">דגם pimpl</text:p>
      <text:p text:style-name="P29">[המשך <text:s/>יבוא]</text:p>
      <text:p text:style-name="Text_20_body"/>
      <text:p text:style-name="P32">מקורות</text:p>
      <text:list xml:id="list6409169929860896283" text:style-name="L9">
        <text:list-item>
          <text:p text:style-name="P69">מצג<text:span text:style-name="T6">ו</text:span>ת של<text:span text:style-name="T5"> </text:span>אופיר פלא<text:span text:style-name="T6"> ומירי בן-ניסן.</text:span></text:p>
        </text:list-item>
        <text:list-item>
          <text:p text:style-name="P70">ירושה של אופרטור השמה<text:span text:style-name="T46">:</text:span> https://stackoverflow.com/q/12009865/827927</text:p>
        </text:list-item>
        <text:list-item>
          <text:p text:style-name="P71">פונקציה וירטואלית פרטית: https://stackoverflow.com/a/3978552/827927</text:p>
        </text:list-item>
        <text:list-item>
          <text:p text:style-name="P72">קריאה לוירטואליות מבנאי ומפרק: https://stackoverflow.com/q/962132/827927</text:p>
        </text:list-item>
      </text:list>
      <text:p text:style-name="P12"/>
      <text:p text:style-name="P4"/>
      <text:p text:style-name="P4"/>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4T19:44:07.697321472</dc:date>
    <meta:editing-duration>P8DT14H43M53S</meta:editing-duration>
    <meta:editing-cycles>1074</meta:editing-cycles>
    <meta:document-statistic meta:table-count="0" meta:image-count="0" meta:object-count="0" meta:page-count="1" meta:paragraph-count="96" meta:word-count="1337" meta:character-count="8031" meta:non-whitespace-character-count="6750"/>
  </office:meta>
</office:document-meta>
</file>